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07dd90" officeooo:paragraph-rsid="0007dd90"/>
    </style:style>
    <style:style style:name="P8" style:family="paragraph" style:parent-style-name="Heading_20_1">
      <style:paragraph-properties fo:break-before="page"/>
      <style:text-properties officeooo:rsid="0007dd90" officeooo:paragraph-rsid="001a08a8"/>
    </style:style>
    <style:style style:name="P9" style:family="paragraph" style:parent-style-name="Text_20_body" style:list-style-name="L1">
      <style:text-properties officeooo:paragraph-rsid="0007dd90"/>
    </style:style>
    <style:style style:name="P10" style:family="paragraph" style:parent-style-name="Text_20_body" style:list-style-name="L1">
      <style:text-properties officeooo:rsid="0007dd90" officeooo:paragraph-rsid="0007dd90"/>
    </style:style>
    <style:style style:name="T1" style:family="text">
      <style:text-properties officeooo:rsid="00036993"/>
    </style:style>
    <style:style style:name="T2" style:family="text">
      <style:text-properties officeooo:rsid="0007dd90"/>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217_637504427"/>Prologue<text:bookmark-end text:name="__RefHeading___Toc217_637504427"/></text:h>
      <text:p text:style-name="P7">Thank you for selecting and using AutomataCI for your project. While you’re having a solid business reason to deploy AutomataCI, this specification ensures the knowledge and freedom of owning your copy of AutomataCI is preserved alongside your repository in the event of upstream failure (where the origin of AutomataCI is lost for any reason).</text:p>
      <text:p text:style-name="P7"/>
      <text:p text:style-name="P7">Should you be interested to contact my team and I at the upstream level, please feel free to visit the following portals for:</text:p>
      <text:list text:style-name="L1">
        <text:list-item>
          <text:p text:style-name="P10">Chit chat or casual discussion: <text:a xlink:type="simple" xlink:href="https://github.com/orgs/ChewKeanHo/discussions" text:style-name="Internet_20_link" text:visited-style-name="Visited_20_Internet_20_Link">https://github.com/orgs/ChewKeanHo/discussions</text:a></text:p>
        </text:list-item>
        <text:list-item>
          <text:p text:style-name="P9"><text:span text:style-name="T2">AutomataCI upstream repository: </text:span><text:a xlink:type="simple" xlink:href="https://github.com/ChewKeanHo/AutomataCI" text:style-name="Internet_20_link" text:visited-style-name="Visited_20_Internet_20_Link"><text:span text:style-name="T2">https://github.com/ChewKeanHo/AutomataCI</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fo:font-size="11pt" style:font-size-asian="11pt"/>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2" fo:font-family="'Noto Serif'" style:font-style-name="Regular" style:font-family-generic="roman" style:font-pitch="variable" fo:font-size="10pt" fo:language="zxx" fo:country="none" style:font-name-asian="Noto Serif CJK SC Light1"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text-properties fo:font-size="11pt" style:font-size-asian="11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1</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bookmark-start text:name="__DdeLink__1273_2534620714"/><text:page-number text:select-page="current">0</text:page-number><text:s/><text:span text:style-name="MT1">of </text:span><text:page-count>1</text:page-count><text:bookmark-end text:name="__DdeLink__1273_2534620714"/></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0</text:page-number><text:s/><text:span text:style-name="MT1">of </text:span><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5H34M41S</meta:editing-duration>
    <meta:editing-cycles>15</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5T06:51:23.001007575</dc:date>
    <dc:creator>Kean Ho Chew</dc:creator>
    <meta:document-statistic meta:table-count="0" meta:image-count="0" meta:object-count="0" meta:page-count="1" meta:paragraph-count="10" meta:word-count="118" meta:character-count="801" meta:non-whitespace-character-count="696"/>
    <meta:template xlink:type="simple" xlink:actuate="onRequest" xlink:title="Official Book" xlink:href="../../templates/Book.ott" meta:date="2023-11-17T20:33:17.245827505"/>
  </office:meta>
</office:document-meta>
</file>